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fo:font-weight="bold" officeooo:rsid="0003fe20" officeooo:paragraph-rsid="0003fe20"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2pt" style:text-underline-style="none" fo:font-weight="normal" officeooo:rsid="0003fe20" officeooo:paragraph-rsid="0003fe20"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officeooo:paragraph-rsid="0003fe20"/>
    </style:style>
    <style:style style:name="T1" style:family="text">
      <style:text-properties fo:font-style="italic" style:font-style-asian="italic" style:font-style-complex="italic"/>
    </style:style>
    <style:style style:name="T2" style:family="text">
      <style:text-properties fo:font-style="italic" officeooo:rsid="000564d0"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564d0" style:font-style-asian="normal" style:font-style-complex="normal"/>
    </style:style>
    <style:style style:name="T5" style:family="text">
      <style:text-properties officeooo:rsid="000564d0"/>
    </style:style>
    <style:style style:name="T6" style:family="text">
      <style:text-properties fo:color="#9cdcfe" style:font-name="Droid Sans Mono" fo:font-size="10.5pt" fo:font-style="normal" fo:font-weight="normal" officeooo:rsid="000564d0" fo:background-color="#1e1e1e" loext:char-shading-value="0" style:font-style-asian="normal" style:font-style-complex="normal"/>
    </style:style>
    <style:style style:name="T7" style:family="text">
      <style:text-properties fo:color="#d4d4d4" style:font-name="Droid Sans Mono" fo:font-size="10.5pt" fo:font-style="normal" fo:font-weight="normal" officeooo:rsid="000564d0" fo:background-color="#1e1e1e" loext:char-shading-value="0" style:font-style-asian="normal" style:font-style-complex="normal"/>
    </style:style>
    <style:style style:name="T8" style:family="text">
      <style:text-properties fo:color="#dcdcaa" style:font-name="Droid Sans Mono" fo:font-size="10.5pt" fo:font-style="normal" fo:font-weight="normal" officeooo:rsid="000564d0" fo:background-color="#1e1e1e" loext:char-shading-value="0" style:font-style-asian="normal" style:font-style-complex="normal"/>
    </style:style>
    <style:style style:name="T9" style:family="text">
      <style:text-properties fo:font-size="12pt" fo:font-style="normal" style:text-underline-style="none" fo:font-weight="normal" officeooo:rsid="000564d0" style:font-size-asian="10.5pt" style:font-style-asian="normal" style:font-weight-asian="normal" style:font-size-complex="12pt" style:font-style-complex="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forme: Script Calculadora</text:p>
      <text:p text:style-name="P1"/>
      <text:p text:style-name="P2"><text:tab/>Al inicio del script generamos las variables necesarias con la función init. Cada una almacena un objeto de la calculadora (“teclas” y pantalla de resultado) llamando a cada objeto por el id asignado en el html.</text:p>
      <text:p text:style-name="P2"><text:tab/>Luego manejamos los eventos de mouse para cada variable. Dependiendo del objeto en el que hagamos click será lo que se agregara en pantalla. Salvo en el botón de “=” donde el contenido de la pantalla de la calculadora se cambia al resultado de evaluar la expresión construida hasta el momento (variable res). También varía el comportamiento de “C” que no agrega nada a la pantalla de la calculadora sino que la deja en blanco.</text:p>
      <text:p text:style-name="P2"><text:tab/>Para manejar los eventos desde teclado, definimos una función desdeTeclado(e). Ésta toma el código de la tecla presionada, la almacena en una variable local <text:span text:style-name="T1">code,</text:span><text:span text:style-name="T3"> </text:span><text:span text:style-name="T4">genera a partir del código el carácter representante de esa tecla y la busca en una lista de caracteres permitidos. Si la encuentra en la lista, añade el carácter a la pantalla de la calculadora sino revisa el código de ese evento y si es 13 (tecla enter/intro) muestra en la calculadora el resultado de evaluar la expresion en pantalla hasta el momento. Si </text:span><text:span text:style-name="T2">code</text:span><text:span text:style-name="T4"> es distinto de 13 lo compara con el valor 99 (tecla c) y si es verdadera la equivalencia blanquea la pantalla de la calculadora. </text:span></text:p>
      <text:p text:style-name="P3"><text:span text:style-name="T9"><text:tab/>Hasta aquí definimos la función sobre eventos de teclado pero no la hemos usado aún. En la última línea del script </text:span><text:span text:style-name="T1">document.onkeypress = desdeTeclado; </text:span><text:span text:style-name="T4">le decimos al documento que cuando se presione alguna tecla desde el teclado haga lo que dice la función </text:span><text:span text:style-name="T2">desdeTeclado</text:span><text:span text:style-name="T4">.</text:span></text:p>
      <text:p text:style-name="P2"><text:span text:style-name="T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05T08:58:17.115904434</meta:creation-date>
    <meta:generator>LibreOffice/6.4.3.2$Linux_X86_64 LibreOffice_project/40$Build-2</meta:generator>
    <dc:date>2020-06-05T09:19:26.204538117</dc:date>
    <meta:editing-duration>PT9M2S</meta:editing-duration>
    <meta:editing-cycles>1</meta:editing-cycles>
    <meta:document-statistic meta:table-count="0" meta:image-count="0" meta:object-count="0" meta:page-count="1" meta:paragraph-count="5" meta:word-count="272" meta:character-count="1592" meta:non-whitespace-character-count="1320"/>
  </office:meta>
</office:document-meta>
</file>